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3-1200-C4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deltav</text:p>
          </table:table-cell>
          <table:table-cell office:value-type="string" calcext:value-type="string">
            <text:p>time to orbit</text:p>
          </table:table-cell>
          <table:table-cell office:value-type="string" calcext:value-type="string">
            <text:p>ec remain</text:p>
          </table:table-cell>
          <table:table-cell office:value-type="string" calcext:value-type="string">
            <text:p>ap error</text:p>
          </table:table-cell>
          <table:table-cell office:value-type="string" calcext:value-type="string">
            <text:p>pe erro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9.17" calcext:value-type="float">
            <text:p>249.17</text:p>
          </table:table-cell>
          <table:table-cell office:value-type="float" office:value="255.04" calcext:value-type="float">
            <text:p>255.04</text:p>
          </table:table-cell>
          <table:table-cell office:value-type="float" office:value="-67.81" calcext:value-type="float">
            <text:p>-67.81</text:p>
          </table:table-cell>
          <table:table-cell office:value-type="float" office:value="-123660.93" calcext:value-type="float">
            <text:p>-123660.93</text:p>
          </table:table-cell>
          <table:table-cell office:value-type="string" calcext:value-type="string">
            <text:p>OX Starv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.29" calcext:value-type="float">
            <text:p>255.29</text:p>
          </table:table-cell>
          <table:table-cell office:value-type="float" office:value="254.96" calcext:value-type="float">
            <text:p>254.96</text:p>
          </table:table-cell>
          <table:table-cell office:value-type="float" office:value="8.3" calcext:value-type="float">
            <text:p>8.3</text:p>
          </table:table-cell>
          <table:table-cell office:value-type="float" office:value="-52961.73" calcext:value-type="float">
            <text:p>-52961.73</text:p>
          </table:table-cell>
          <table:table-cell office:value-type="string" calcext:value-type="string">
            <text:p>OX Starv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8" calcext:value-type="float">
            <text:p>12.58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37" calcext:value-type="float">
            <text:p>254.37</text:p>
          </table:table-cell>
          <table:table-cell office:value-type="float" office:value="1338.25" calcext:value-type="float">
            <text:p>1338.25</text:p>
          </table:table-cell>
          <table:table-cell office:value-type="float" office:value="-1439.04" calcext:value-type="float">
            <text:p>-1439.04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41" calcext:value-type="float">
            <text:p>50.41</text:p>
          </table:table-cell>
          <table:table-cell office:value-type="float" office:value="287.77" calcext:value-type="float">
            <text:p>287.77</text:p>
          </table:table-cell>
          <table:table-cell office:value-type="float" office:value="254.01" calcext:value-type="float">
            <text:p>254.01</text:p>
          </table:table-cell>
          <table:table-cell office:value-type="float" office:value="523.65" calcext:value-type="float">
            <text:p>523.65</text:p>
          </table:table-cell>
          <table:table-cell office:value-type="float" office:value="-624.76" calcext:value-type="float">
            <text:p>-624.76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.2" calcext:value-type="float">
            <text:p>72.2</text:p>
          </table:table-cell>
          <table:table-cell office:value-type="float" office:value="312.59" calcext:value-type="float">
            <text:p>312.59</text:p>
          </table:table-cell>
          <table:table-cell office:value-type="float" office:value="253.39" calcext:value-type="float">
            <text:p>253.39</text:p>
          </table:table-cell>
          <table:table-cell office:value-type="float" office:value="175.23" calcext:value-type="float">
            <text:p>175.23</text:p>
          </table:table-cell>
          <table:table-cell office:value-type="float" office:value="-274.64" calcext:value-type="float">
            <text:p>-274.64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office:value-type="float" office:value="354.74" calcext:value-type="float">
            <text:p>354.74</text:p>
          </table:table-cell>
          <table:table-cell office:value-type="float" office:value="252.31" calcext:value-type="float">
            <text:p>252.31</text:p>
          </table:table-cell>
          <table:table-cell office:value-type="float" office:value="71.65" calcext:value-type="float">
            <text:p>71.65</text:p>
          </table:table-cell>
          <table:table-cell office:value-type="float" office:value="-172.11" calcext:value-type="float">
            <text:p>-172.11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3" calcext:value-type="float">
            <text:p>99.3</text:p>
          </table:table-cell>
          <table:table-cell office:value-type="float" office:value="425.08" calcext:value-type="float">
            <text:p>425.08</text:p>
          </table:table-cell>
          <table:table-cell office:value-type="float" office:value="250.54" calcext:value-type="float">
            <text:p>250.54</text:p>
          </table:table-cell>
          <table:table-cell office:value-type="float" office:value="46.79" calcext:value-type="float">
            <text:p>46.79</text:p>
          </table:table-cell>
          <table:table-cell office:value-type="float" office:value="-153.26" calcext:value-type="float">
            <text:p>-153.26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.35" calcext:value-type="float">
            <text:p>108.35</text:p>
          </table:table-cell>
          <table:table-cell office:value-type="float" office:value="535.7" calcext:value-type="float">
            <text:p>535.7</text:p>
          </table:table-cell>
          <table:table-cell office:value-type="float" office:value="247.73" calcext:value-type="float">
            <text:p>247.73</text:p>
          </table:table-cell>
          <table:table-cell office:value-type="float" office:value="52.23" calcext:value-type="float">
            <text:p>52.23</text:p>
          </table:table-cell>
          <table:table-cell office:value-type="float" office:value="-167.16" calcext:value-type="float">
            <text:p>-167.16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1.93" calcext:value-type="float">
            <text:p>111.93</text:p>
          </table:table-cell>
          <table:table-cell office:value-type="float" office:value="695.88" calcext:value-type="float">
            <text:p>695.88</text:p>
          </table:table-cell>
          <table:table-cell office:value-type="float" office:value="243.14" calcext:value-type="float">
            <text:p>243.14</text:p>
          </table:table-cell>
          <table:table-cell office:value-type="float" office:value="84.73" calcext:value-type="float">
            <text:p>84.73</text:p>
          </table:table-cell>
          <table:table-cell office:value-type="float" office:value="-185.82" calcext:value-type="float">
            <text:p>-185.82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.3" calcext:value-type="float">
            <text:p>110.3</text:p>
          </table:table-cell>
          <table:table-cell office:value-type="float" office:value="886.24" calcext:value-type="float">
            <text:p>886.24</text:p>
          </table:table-cell>
          <table:table-cell office:value-type="float" office:value="238.35" calcext:value-type="float">
            <text:p>238.35</text:p>
          </table:table-cell>
          <table:table-cell office:value-type="float" office:value="101.12" calcext:value-type="float">
            <text:p>101.12</text:p>
          </table:table-cell>
          <table:table-cell office:value-type="float" office:value="-223.72" calcext:value-type="float">
            <text:p>-223.72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19" calcext:value-type="float">
            <text:p>74.19</text:p>
          </table:table-cell>
          <table:table-cell office:value-type="float" office:value="1077.8" calcext:value-type="float">
            <text:p>1077.8</text:p>
          </table:table-cell>
          <table:table-cell office:value-type="float" office:value="233.46" calcext:value-type="float">
            <text:p>233.46</text:p>
          </table:table-cell>
          <table:table-cell office:value-type="float" office:value="81.02" calcext:value-type="float">
            <text:p>81.02</text:p>
          </table:table-cell>
          <table:table-cell office:value-type="float" office:value="-180.19" calcext:value-type="float">
            <text:p>-180.19</text:p>
          </table:table-cell>
          <table:table-cell office:value-type="string" calcext:value-type="string">
            <text:p>Successful orb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4.3" calcext:value-type="float">
            <text:p>674.3</text:p>
          </table:table-cell>
          <table:table-cell office:value-type="float" office:value="150.68" calcext:value-type="float">
            <text:p>150.68</text:p>
          </table:table-cell>
          <table:table-cell office:value-type="float" office:value="258" calcext:value-type="float">
            <text:p>258</text:p>
          </table:table-cell>
          <table:table-cell office:value-type="float" office:value="-53920.8" calcext:value-type="float">
            <text:p>-53920.8</text:p>
          </table:table-cell>
          <table:table-cell office:value-type="float" office:value="-377999.17" calcext:value-type="float">
            <text:p>-377999.17</text:p>
          </table:table-cell>
          <table:table-cell office:value-type="string" calcext:value-type="string">
            <text:p>Passed apoapsis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Mass, capsule</text:p>
          </table:table-cell>
          <table:table-cell office:value-type="float" office:value="2085" calcext:value-type="float">
            <text:p>20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, total</text:p>
          </table:table-cell>
          <table:table-cell office:value-type="float" office:value="13542" calcext:value-type="float">
            <text:p>135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25:59.723356328</meta:creation-date>
    <dc:date>2019-06-12T00:30:31.286546999</dc:date>
    <meta:editing-duration>PT13M40S</meta:editing-duration>
    <meta:editing-cycles>2</meta:editing-cycles>
    <meta:generator>LibreOffice/5.1.6.2$Linux_X86_64 LibreOffice_project/10m0$Build-2</meta:generator>
    <meta:document-statistic meta:table-count="1" meta:cell-count="95" meta:object-count="0"/>
  </office:meta>
</office:document-meta>
</file>